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1.87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 style:data-style-name="N110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Excel_20_Built-in_20_Comma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9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6"/>
        <table:table-column table:style-name="co6" table:default-cell-style-name="ce4"/>
        <table:table-column table:style-name="co7" table:default-cell-style-name="ce18"/>
        <table:table-column table:style-name="co8" table:default-cell-style-name="ce18"/>
        <table:table-column table:style-name="co7" table:default-cell-style-name="ce18"/>
        <table:table-column table:style-name="co5" table:number-columns-repeated="2" table:default-cell-style-name="ce18"/>
        <table:table-column table:style-name="co9" table:default-cell-style-name="ce18"/>
        <table:table-column table:style-name="co5" table:default-cell-style-name="ce18"/>
        <table:table-column table:style-name="co9" table:default-cell-style-name="ce18"/>
        <table:table-column table:style-name="co5" table:number-columns-repeated="4" table:default-cell-style-name="ce18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1003" table:default-cell-style-name="ce4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24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24"/>
          <table:table-cell table:style-name="ce33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0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40"/>
          <table:table-cell table:style-name="ce33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26" office:value-type="string" office:string-value="Indenizações" calcext:value-type="string" table:number-columns-spanned="2" table:number-rows-spanned="2">
            <text:p><text:s/>Indenizações </text:p>
          </table:table-cell>
          <table:covered-table-cell table:style-name="ce28"/>
          <table:table-cell table:style-name="ce46" office:value-type="string" office:string-value="Outras Remunerações Temporárias" calcext:value-type="string" table:number-columns-spanned="1" table:number-rows-spanned="3">
            <office:annotation draw:style-name="gr1" draw:text-style-name="P2" svg:width="4.542cm" svg:height="2.499cm" svg:x="60.774cm" svg:y="0cm" draw:caption-point-x="-2.49cm" draw:caption-point-y="0.01cm">
              <dc:date>2019-04-23T00:00:00</dc:date>
              <text:p text:style-name="P1"><text:span text:style-name="T1">Gratificação Cumulativa</text:span></text:p>
              <text:p text:style-name="P1"><text:span text:style-name="T1">Gratific. Serv. Nat. Especial Art. 2 Ato 40</text:span></text:p>
              <text:p text:style-name="P1"><text:span text:style-name="T1">Gratific. Atuação Especial Ato 709/2011</text:span></text:p>
              <text:p text:style-name="P1"><text:span text:style-name="T2"/></text:p>
            </office:annotation>
            <text:p><text:s/>Outras Remunerações Temporárias </text:p>
          </table:table-cell>
          <table:table-cell table:style-name="ce8" table:number-columns-repeated="1005"/>
        </table:table-row>
        <table:table-row table:style-name="ro1">
          <table:covered-table-cell table:number-columns-repeated="4" table:style-name="ce2"/>
          <table:table-cell table:style-name="ce30" office:value-type="string" calcext:value-type="string" table:number-columns-spanned="2" table:number-rows-spanned="1">
            <text:p>Remuneração Básica</text:p>
          </table:table-cell>
          <table:covered-table-cell table:style-name="ce30"/>
          <table:table-cell table:style-name="ce36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3" table:style-name="ce36"/>
          <table:covered-table-cell table:style-name="ce19"/>
          <table:table-cell table:style-name="ce36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36"/>
          <table:table-cell table:style-name="ce33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19"/>
          <table:covered-table-cell table:style-name="ce27"/>
          <table:covered-table-cell table:style-name="ce29"/>
          <table:covered-table-cell table:style-name="ce46"/>
          <table:table-cell table:style-name="ce31" table:number-columns-repeated="1005"/>
        </table:table-row>
        <table:table-row table:style-name="ro2">
          <table:covered-table-cell table:number-columns-repeated="4" table:style-name="ce1"/>
          <table:table-cell table:style-name="ce33" office:value-type="string" office:string-value="Remuneração Cargo Efetivo" calcext:value-type="string">
            <office:annotation draw:style-name="gr2" draw:text-style-name="P4" svg:width="3.625cm" svg:height="1.047cm" svg:x="29.391cm" svg:y="0.349cm" draw:caption-point-x="0.417cm" draw:caption-point-y="0.454cm">
              <dc:date>2019-04-23T00:00:00</dc:date>
              <text:p text:style-name="P3"><text:span text:style-name="T3">Subsídio</text:span></text:p>
              <text:p text:style-name="P3"><text:span text:style-name="T3"/></text:p>
            </office:annotation>
            <text:p><text:s/>Remuneração Cargo Efetivo </text:p>
          </table:table-cell>
          <table:table-cell table:style-name="ce1" office:value-type="string" calcext:value-type="string">
            <office:annotation draw:style-name="gr3" draw:text-style-name="P4" svg:width="7.946cm" svg:height="1.47cm" svg:x="31.829cm" svg:y="0.349cm" draw:caption-point-x="0.33cm" draw:caption-point-y="0.454cm">
              <dc:date>2019-04-23T00:00:00</dc:date>
              <text:p text:style-name="P3"><text:span text:style-name="T3">Gratif. Lei 6375/89 (dificil Provimento)</text:span></text:p>
              <text:p text:style-name="P3"><text:span text:style-name="T3">Parcela de Irredutibilidade</text:span></text:p>
              <text:p text:style-name="P3"><text:span text:style-name="T2"/></text:p>
            </office:annotation>
            <text:p>Outras Verbas Remuneratórias, Legais ou Judiciais</text:p>
          </table:table-cell>
          <table:table-cell table:style-name="ce33" office:value-type="string" office:string-value="Função de Confiança ou Cargo em Comissão" calcext:value-type="string">
            <office:annotation draw:style-name="gr4" draw:text-style-name="P4" svg:width="6.308cm" svg:height="2.791cm" svg:x="34.529cm" svg:y="0.482cm" draw:caption-point-x="-0.354cm" draw:caption-point-y="0.321cm">
              <dc:date>2019-04-23T00:00:00</dc:date>
              <text:p text:style-name="P3"><text:span text:style-name="T3">Gratificação de Gabinete</text:span></text:p>
              <text:p text:style-name="P3"><text:span text:style-name="T3">Grat. Repres. Incorporada</text:span></text:p>
              <text:p text:style-name="P3"><text:span text:style-name="T3">Ato Normativo 766/2013</text:span></text:p>
              <text:p text:style-name="P3"><text:span text:style-name="T3">VP Spprev Port 116/2012</text:span></text:p>
              <text:p text:style-name="P3"><text:span text:style-name="T3">Designação em Subst. (Dif. Entrancia)</text:span></text:p>
              <text:p text:style-name="P3"><text:span text:style-name="T3">Subst. Eventual (NU/CC-SF)</text:span></text:p>
            </office:annotation>
            <text:p><text:s/>Função de Confiança ou Cargo em Comissão </text:p>
          </table:table-cell>
          <table:table-cell table:style-name="ce33" office:value-type="string" office:string-value="Gratificação Natalina (13º  sal.)" calcext:value-type="string">
            <text:p><text:s/>Gratificação Natalina (13º <text:s/>sal.) </text:p>
          </table:table-cell>
          <table:table-cell table:style-name="ce33" office:value-type="string" office:string-value="Férias (1/3 Constiticional)" calcext:value-type="string">
            <text:p><text:s/>Férias (1/3 Constiticional) </text:p>
          </table:table-cell>
          <table:table-cell table:style-name="ce33" office:value-type="string" office:string-value="Abono de Permanência" calcext:value-type="string">
            <text:p><text:s/>Abono de Permanência </text:p>
          </table:table-cell>
          <table:covered-table-cell table:style-name="ce33"/>
          <table:table-cell table:style-name="ce25" office:value-type="string" office:string-value="Contribuição Previdenciária" calcext:value-type="string">
            <text:p><text:s/>Contribuição Previdenciária </text:p>
          </table:table-cell>
          <table:table-cell table:style-name="ce25" office:value-type="string" office:string-value="Imposto de Renda" calcext:value-type="string">
            <text:p><text:s/>Imposto de Renda </text:p>
          </table:table-cell>
          <table:table-cell table:style-name="ce25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33"/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Férias em Pecúnia</text:p>
          </table:table-cell>
          <table:covered-table-cell table:style-name="ce46"/>
          <table:table-cell table:style-name="ce32" table:number-columns-repeated="1005"/>
        </table:table-row>
        <table:table-row table:style-name="ro3">
          <table:table-cell table:style-name="ce3" office:value-type="float" office:value="3725" calcext:value-type="float">
            <text:p>3725</text:p>
          </table:table-cell>
          <table:table-cell table:style-name="ce3" office:value-type="string" calcext:value-type="string">
            <text:p>ABNER CASTORINO</text:p>
          </table:table-cell>
          <table:table-cell table:style-name="ce3" office:value-type="string" calcext:value-type="string">
            <text:p>PROMOTOR DE JUSTICA (ENTRANCIA FINAL)</text:p>
          </table:table-cell>
          <table:table-cell table:style-name="ce3" office:value-type="string" calcext:value-type="string">
            <text:p>PROMOTORIA DE JUSTICA DE SAO BERNARDO DO CAMPO</text:p>
          </table:table-cell>
          <table:table-cell table:style-name="ce12" office:value-type="float" office:value="33689.1" calcext:value-type="float">
            <text:p><text:s/>33.689,10 </text:p>
          </table:table-cell>
          <table:table-cell table:number-columns-repeated="5" table:style-name="ce12" office:value-type="float" office:value="0" calcext:value-type="float">
            <text:p><text:s/>- </text:p>
          </table:table-cell>
          <table:table-cell table:style-name="ce20" table:formula="of:=SUM([.E4:.J4])" office:value-type="float" office:value="33689.1" calcext:value-type="float">
            <text:p><text:s/>33.689,10 </text:p>
          </table:table-cell>
          <table:table-cell table:style-name="ce12" office:value-type="float" office:value="3705.8" calcext:value-type="float">
            <text:p><text:s/>3.705,80 </text:p>
          </table:table-cell>
          <table:table-cell table:style-name="ce12" office:value-type="float" office:value="8487.78" calcext:value-type="float">
            <text:p><text:s/>8.487,78 </text:p>
          </table:table-cell>
          <table:table-cell table:style-name="ce12" office:value-type="float" office:value="0" calcext:value-type="float">
            <text:p><text:s/>- </text:p>
          </table:table-cell>
          <table:table-cell table:style-name="ce20" table:formula="of:=SUM([.L4:.N4])" office:value-type="float" office:value="12193.58" calcext:value-type="float">
            <text:p><text:s/>12.193,58 </text:p>
          </table:table-cell>
          <table:table-cell table:style-name="ce20" table:formula="of:=[.K4]-[.O4]" office:value-type="float" office:value="21495.52" calcext:value-type="float">
            <text:p><text:s/>21.495,52 </text:p>
          </table:table-cell>
          <table:table-cell table:style-name="ce12" office:value-type="float" office:value="920" calcext:value-type="float">
            <text:p><text:s/>920,00 </text:p>
          </table:table-cell>
          <table:table-cell table:style-name="ce12" office:value-type="float" office:value="0" calcext:value-type="float">
            <text:p><text:s/>- </text:p>
          </table:table-cell>
          <table:table-cell table:style-name="ce12" office:value-type="float" office:value="4042.68" calcext:value-type="float">
            <text:p><text:s/>4.042,68 </text:p>
          </table:table-cell>
          <table:table-cell table:number-columns-repeated="1005"/>
        </table:table-row>
        <table:table-row table:style-name="ro3" table:number-rows-repeated="21">
          <table:table-cell table:style-name="ce4" table:number-columns-repeated="5"/>
          <table:table-cell/>
          <table:table-cell table:style-name="ce4" table:number-columns-repeated="12"/>
          <table:table-cell table:number-columns-repeated="1006"/>
        </table:table-row>
        <table:table-row table:style-name="ro3" table:number-rows-repeated="1046556">
          <table:table-cell table:number-columns-repeated="1024"/>
        </table:table-row>
        <table:table-row table:style-name="ro4" table:number-rows-repeated="199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4:53:17.3285472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16:45:37</meta:creation-date>
    <dc:date>2021-01-28T14:53:58.597716666</dc:date>
    <meta:generator>LibreOffice/6.4.4.2$Linux_X86_64 LibreOffice_project/40$Build-2</meta:generator>
    <meta:editing-duration>PT41S</meta:editing-duration>
    <meta:editing-cycles>1</meta:editing-cycles>
    <meta:document-statistic meta:table-count="1" meta:cell-count="44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